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0200000002000309F1C.png"/>
  <manifest:file-entry manifest:media-type="image/png" manifest:full-path="Object 2/Pictures/100000000000005E0000005EB1FC5BD3.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0200000002000309F1C.png"/>
  <manifest:file-entry manifest:media-type="image/png" manifest:full-path="Object 3/Pictures/100000000000005E0000005EB1FC5BD3.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image/png" manifest:full-path="Object 4/Pictures/10000000000000200000002000309F1C.png"/>
  <manifest:file-entry manifest:media-type="image/png" manifest:full-path="Object 4/Pictures/100000000000005E0000005EB1FC5BD3.png"/>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text-properties style:font-name="Georgia"/>
    </style:style>
    <style:style style:name="P4" style:family="paragraph" style:parent-style-name="Standard">
      <style:paragraph-properties fo:break-before="page"/>
    </style:style>
    <style:style style:name="P5" style:family="paragraph" style:parent-style-name="Heading_20_1">
      <style:paragraph-properties fo:break-before="page"/>
    </style:style>
    <style:style style:name="P6" style:family="paragraph" style:parent-style-name="Heading_20_1">
      <style:paragraph-properties fo:break-before="page"/>
      <style:text-properties fo:font-size="18pt" fo:font-weight="bold" style:font-size-asian="18pt" style:font-weight-asian="bold" style:font-size-complex="18pt" style:font-weight-complex="bold"/>
    </style:style>
    <style:style style:name="P7" style:family="paragraph" style:parent-style-name="Heading_20_1">
      <style:paragraph-properties fo:text-align="center" style:justify-single-word="false" fo:break-before="page"/>
      <style:text-properties fo:font-size="18pt" fo:font-weight="bold" style:font-size-asian="18pt" style:font-weight-asian="bold" style:font-size-complex="18pt" style:font-weight-complex="bold"/>
    </style:style>
    <style:style style:name="P8" style:family="paragraph" style:parent-style-name="Text_20_body">
      <style:text-properties style:font-name="Georgia"/>
    </style:style>
    <style:style style:name="P9"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10" style:family="paragraph" style:parent-style-name="Text_20_body">
      <style:paragraph-properties fo:margin-top="0.1665in" fo:margin-bottom="0.0835in" fo:text-align="justify" style:justify-single-word="false" fo:background-color="transparent" style:shadow="none">
        <style:tab-stops/>
        <style:background-image/>
      </style:paragraph-properties>
      <style:text-properties style:font-name="Georgia" fo:font-size="12pt" fo:font-style="normal" fo:font-weight="normal" style:font-name-asian="DejaVu Sans" style:font-size-asian="10.5pt" style:font-style-asian="italic" style:font-weight-asian="normal" style:font-name-complex="DejaVu Sans" style:font-size-complex="12pt" style:font-style-complex="italic" style:font-weight-complex="normal"/>
    </style:style>
    <style:style style:name="P11" style:family="paragraph" style:parent-style-name="Heading_20_1" style:master-page-name="">
      <style:paragraph-properties fo:margin-top="0.1665in" fo:margin-bottom="0.0835in" fo:text-align="center" style:justify-single-word="false" style:page-number="auto" fo:break-before="page" fo:keep-with-next="always"/>
      <style:text-properties style:font-name="Arial" fo:font-weight="bold" style:font-name-asian="DejaVu Sans" style:font-weight-asian="bold" style:font-name-complex="DejaVu Sans" style:font-weight-complex="bold"/>
    </style:style>
    <style:style style:name="P12" style:family="paragraph" style:parent-style-name="Heading_20_2" style:master-page-name="">
      <style:paragraph-properties fo:margin-top="0.1665in" fo:margin-bottom="0.0835in" fo:text-align="center" style:justify-single-word="false" style:page-number="auto" fo:background-color="transparent" style:shadow="none" fo:keep-with-next="always">
        <style:tab-stops/>
        <style:background-image/>
      </style:paragraph-properties>
      <style:text-properties style:font-name="Arial" fo:font-size="14pt" fo:font-style="normal" style:font-name-asian="DejaVu Sans" style:font-size-asian="14pt" style:font-style-asian="italic" style:font-name-complex="DejaVu Sans" style:font-size-complex="14pt" style:font-style-complex="italic"/>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style:font-name="Georgia"/>
    </style:style>
    <style:style style:name="fr1"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2"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FREERDP</text:p>
      <text:p text:style-name="P2">SOFTWARE DESIGN</text:p>
      <text:p text:style-name="P1"/>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By</text:p>
      <text:p text:style-name="P1">Marc-André Moreau</text:p>
      <text:p text:style-name="P1">Jay Sorg</text:p>
      <text:p text:style-name="Standard"/>
      <text:p text:style-name="Standard"/>
      <text:p text:style-name="P1">January 2010</text:p>
      <text:p text:style-name="Standard"/>
      <text:p text:style-name="P4"/>
      <text:table-of-content text:style-name="Sect1" text:protected="true" text:name="Table of Contents1">
        <text:table-of-content-source text:outline-level="5" text:use-outline-level="false">
          <text:index-title-template text:style-name="">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1. FreeRDP<text:tab/>3</text:p>
          <text:p text:style-name="P14">1.1 Overview<text:tab/>3</text:p>
          <text:p text:style-name="P13">2. libfreerdp<text:tab/>4</text:p>
          <text:p text:style-name="P14">2.1 Overview<text:tab/>4</text:p>
          <text:p text:style-name="P14">2.2 Core<text:tab/>4</text:p>
          <text:p text:style-name="P14">2.3 Capabilities<text:tab/>4</text:p>
          <text:p text:style-name="P13">3. libkbd<text:tab/>5</text:p>
          <text:p text:style-name="P14">3.1 Keyboard Input Systems<text:tab/>5</text:p>
          <text:p text:style-name="P13">4. xfreerdp<text:tab/>8</text:p>
          <text:p text:style-name="P14">4.1 Overview<text:tab/>8</text:p>
        </text:index-body>
      </text:table-of-content>
      <text:p text:style-name="Standard"/>
      <text:p text:style-name="Standard"/>
      <text:h text:style-name="P5" text:outline-level="1"><text:toc-mark-start text:id="IMark2946087460" text:outline-level="1"/>1. FreeRDP<text:toc-mark-end text:id="IMark2946087460"/></text:h>
      <text:p text:style-name="Standard"/>
      <text:h text:style-name="Heading_20_2" text:outline-level="2"><text:toc-mark-start text:id="IMark2946087460" text:outline-level="2"/>1.1 Overview<text:toc-mark-end text:id="IMark2946087460"/></text:h>
      <text:p text:style-name="Standard"/>
      <text:p text:style-name="Text_20_body"><text:tab/><text:span text:style-name="T1">One of the biggest changes in FreeRDP compared to rdesktop is the effort that has been put to make FreeRDP more </text:span><text:span text:style-name="Figure"><text:span text:style-name="T1">modular</text:span></text:span><text:span text:style-name="T1"> and closer to the design of Microsoft's mstsc.exe client. FreeRDP is not a single program, but a set of programs and libraries for the RDP protocol. Here is a diagram showing the <text:s/>major components forming FreeRDP:</text:span></text:p>
      <text:p text:style-name="P8"/>
      <text:p text:style-name="P8"><draw:frame draw:style-name="fr1" draw:name="Object1" text:anchor-type="paragraph" svg:x="0.0016in" svg:y="0.0008in" svg:width="6.8957in" style:rel-width="100%" svg:height="4.3957in" style:rel-height="scale" draw:z-index="0"><draw:object xlink:href="./Object 1" xlink:type="simple" xlink:show="embed" xlink:actuate="onLoad"/><draw:image xlink:href="./ObjectReplacements/Object 1" xlink:type="simple" xlink:show="embed" xlink:actuate="onLoad"/></draw:frame></text:p>
      <text:p text:style-name="P8"/>
      <text:p text:style-name="P8"/>
      <text:p text:style-name="P8"/>
      <text:p text:style-name="P8"/>
      <text:h text:style-name="P11" text:outline-level="1"><text:toc-mark-start text:id="IMark2946087460" text:outline-level="1"/>2. libfreerdp<text:toc-mark-end text:id="IMark2946087460"/></text:h>
      <text:p text:style-name="P3"/>
      <text:h text:style-name="Heading_20_2" text:outline-level="2"><text:toc-mark-start text:id="IMark2946087460" text:outline-level="2"/>2.1 Overview<text:toc-mark-end text:id="IMark2946087460"/></text:h>
      <text:p text:style-name="P3"/>
      <text:p text:style-name="Standard"><text:tab/>libfreerdp is the core of FreeRDP. It should be as portable as possible, with most of the operating system specific code being in the other components of FreeRDP. It's goal is nothing more but to provide a client library for the remote desktop protocol. One of the major design flaws of rdesktop is that there is no such library, meaning that there is no clean separation of the code implementing RDP and the code for the X11 interface, making it hard to make user interfaces using libraries other than X11, and also harder to port to other platforms.</text:p>
      <text:h text:style-name="P12" text:outline-level="2"><text:toc-mark-start text:id="IMark2946087460" text:outline-level="2"/>2.2 Core<text:toc-mark-end text:id="IMark2946087460"/></text:h>
      <text:p text:style-name="P8"><text:tab/></text:p>
      <text:p text:style-name="P8"><text:tab/>The core of the protocol is implemented in rdp.c. This is where data is received and sent at the RDP layer. Received PDUs are dispatched to the different parts of libfreerdp that handle them.</text:p>
      <text:h text:style-name="Heading_20_2" text:outline-level="2"><text:toc-mark-start text:id="IMark2946087460" text:outline-level="2"/>2.3 Capabilities<text:toc-mark-end text:id="IMark2946087460"/></text:h>
      <text:p text:style-name="Text_20_body"><text:tab/></text:p>
      <text:p text:style-name="P8"><text:tab/>All capability sets have been implemented in capabilities.c, in compliance to [MS-RDPBCGR].</text:p>
      <text:p text:style-name="P10"/>
      <text:p text:style-name="P10"/>
      <text:h text:style-name="P6" text:outline-level="1"><text:toc-mark-start text:id="IMark2946087460" text:outline-level="1"/>3. libkbd<text:toc-mark-end text:id="IMark2946087460"/></text:h>
      <text:h text:style-name="P12" text:outline-level="2"><text:toc-mark-start text:id="IMark2946087460" text:outline-level="2"/>3.1 Keyboard Input Systems<text:toc-mark-end text:id="IMark2946087460"/></text:h>
      <text:p text:style-name="P9"/>
      <text:p text:style-name="P9"><draw:frame draw:style-name="fr1" draw:name="Object2" text:anchor-type="paragraph" svg:x="0.0016in" svg:y="0.0008in" svg:width="6.7819in" style:rel-width="100%" svg:height="5.4902in" style:rel-height="scale" draw:z-index="1"><draw:object xlink:href="./Object 2" xlink:type="simple" xlink:show="embed" xlink:actuate="onLoad"/><draw:image xlink:href="./ObjectReplacements/Object 2" xlink:type="simple" xlink:show="embed" xlink:actuate="onLoad"/></draw:frame></text:p>
      <text:p text:style-name="Standard"/>
      <text:p text:style-name="Standard"/>
      <text:p text:style-name="Standard"/>
      <text:p text:style-name="Standard"><draw:frame draw:style-name="fr2" draw:name="Object3" text:anchor-type="paragraph" svg:x="0.0055in" svg:y="-0.0016in" svg:width="6.928in" style:rel-width="100%" svg:height="7.3862in" style:rel-height="scale" draw:z-index="2"><draw:object xlink:href="./Object 3" xlink:type="simple" xlink:show="embed" xlink:actuate="onLoad"/><draw:image xlink:href="./ObjectReplacements/Object 3" xlink:type="simple" xlink:show="embed" xlink:actuate="onLoad"/></draw:frame><text:soft-page-break/></text:p>
      <text:p text:style-name="Standard"/>
      <text:p text:style-name="Standard"><draw:frame draw:style-name="fr2" draw:name="Object4" text:anchor-type="paragraph" svg:x="0.0055in" svg:y="-0.0016in" svg:width="6.928in" style:rel-width="100%" svg:height="7.3862in" style:rel-height="scale" draw:z-index="3"><draw:object xlink:href="./Object 4" xlink:type="simple" xlink:show="embed" xlink:actuate="onLoad"/><draw:image xlink:href="./ObjectReplacements/Object 4" xlink:type="simple" xlink:show="embed" xlink:actuate="onLoad"/></draw:frame><text:soft-page-break/></text:p>
      <text:h text:style-name="P7" text:outline-level="1"><text:toc-mark-start text:id="IMark2946087460" text:outline-level="1"/>4. xfreerdp<text:toc-mark-end text:id="IMark2946087460"/></text:h>
      <text:p text:style-name="Standard"/>
      <text:h text:style-name="Heading_20_2" text:outline-level="2"><text:toc-mark-start text:id="IMark2946087460" text:outline-level="2"/>4.1 Overview<text:toc-mark-end text:id="IMark2946087460"/></text:h>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auto-update="true" style:class="text" style:master-page-name="" style:default-outline-level="1">
      <style:paragraph-properties fo:text-align="center" style:justify-single-word="false" style:page-number="auto"/>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auto-update="true" style:class="text" style:master-page-name="" style:default-outline-level="2">
      <style:paragraph-properties fo:text-align="center" style:justify-single-word="false" style:page-number="auto" fo:background-color="transparent" style:shadow="none">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class="text" style:master-page-name="" style:default-outline-level="3">
      <style:paragraph-properties style:page-number="auto"/>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style style:name="Numbering_20_Symbols" style:display-name="Numbering Symbols" style:family="text"/>
    <style:style style:name="Caption_20_characters" style:display-name="Caption characters" style:family="text"/>
    <style:style style:name="Figure" style:family="text">
      <style:text-properties style:font-name="Georgia"/>
    </style:style>
    <style:style style:name="Variable"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creation-date>2010-01-17T01:53:14</meta:creation-date>
    <dc:creator>Marc-Andre Moreau</dc:creator>
    <dc:date>2010-02-04T12:12:51</dc:date>
    <meta:editing-cycles>62</meta:editing-cycles>
    <meta:editing-duration>PT13H37M32S</meta:editing-duration>
    <meta:user-defined meta:name="Info 1"/>
    <meta:user-defined meta:name="Info 2"/>
    <meta:user-defined meta:name="Info 3"/>
    <meta:user-defined meta:name="Info 4"/>
    <meta:document-statistic meta:table-count="0" meta:image-count="0" meta:object-count="4" meta:page-count="8" meta:paragraph-count="33" meta:word-count="271" meta:character-count="152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fill="gradient" draw:fill-gradient-name="Radial_20_red_2f_yellow" draw:textarea-horizontal-align="justify" draw:textarea-vertical-align="middle" draw:auto-grow-height="false"/>
    </style:style>
    <style:style style:name="P1" style:family="paragraph">
      <style:paragraph-properties fo:text-align="center"/>
    </style:style>
    <style:style style:name="P2" style:family="paragraph">
      <style:paragraph-properties fo:margin-left="0cm" fo:margin-right="0cm" fo:text-align="center"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onnector draw:style-name="gr1" draw:text-style-name="P1" draw:layer="layout" svg:x1="13.065cm" svg:y1="4.492cm" svg:x2="17.827cm" svg:y2="6.08cm" draw:start-shape="id1" draw:start-glue-point="1" draw:end-shape="id2" draw:end-glue-point="0">
          <text:p/>
        </draw:connector>
        <draw:connector draw:style-name="gr1" draw:text-style-name="P1" draw:layer="layout" svg:x1="11.16cm" svg:y1="5.445cm" svg:x2="6.715cm" svg:y2="7.985cm" draw:start-shape="id1" draw:end-shape="id3">
          <text:p/>
        </draw:connector>
        <draw:connector draw:style-name="gr1" draw:text-style-name="P1" draw:layer="layout" svg:x1="11.16cm" svg:y1="5.445cm" svg:x2="12.747cm" svg:y2="7.985cm" draw:start-shape="id1" draw:end-shape="id4">
          <text:p/>
        </draw:connector>
        <draw:connector draw:style-name="gr1" draw:text-style-name="P1" draw:layer="layout" svg:x1="12.747cm" svg:y1="9.89cm" svg:x2="8.302cm" svg:y2="12.43cm" draw:start-shape="id4" draw:end-shape="id5" draw:end-glue-point="0">
          <text:p/>
        </draw:connector>
        <draw:connector draw:style-name="gr1" draw:text-style-name="P1" draw:layer="layout" svg:x1="12.747cm" svg:y1="9.89cm" svg:x2="12.747cm" svg:y2="12.43cm" draw:start-shape="id4" draw:end-shape="id6" draw:end-glue-point="0">
          <text:p/>
        </draw:connector>
        <draw:connector draw:style-name="gr1" draw:text-style-name="P1" draw:layer="layout" svg:x1="12.747cm" svg:y1="9.89cm" svg:x2="17.192cm" svg:y2="12.43cm" draw:start-shape="id4" draw:start-glue-point="2" draw:end-shape="id7" draw:end-glue-point="0">
          <text:p/>
        </draw:connector>
        <draw:custom-shape draw:style-name="gr2" draw:text-style-name="P1" draw:id="id1" draw:layer="layout" svg:width="3.81cm" svg:height="1.905cm" svg:x="9.255cm" svg:y="3.54cm">
          <text:p text:style-name="P2">xfreerd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2" draw:layer="layout" svg:width="3.175cm" svg:height="1.27cm" svg:x="16.24cm" svg:y="6.08cm">
          <text:p text:style-name="P2">libkb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3" draw:layer="layout" svg:width="3.81cm" svg:height="1.905cm" svg:x="4.81cm" svg:y="7.985cm">
          <text:p text:style-name="P2">libfreerd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4" draw:layer="layout" svg:width="5.715cm" svg:height="1.905cm" svg:x="9.89cm" svg:y="7.985cm">
          <text:p text:style-name="P2">channel plugin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3.175cm" svg:height="1.27cm" svg:x="6.715cm" svg:y="12.43cm">
          <text:p text:style-name="P2">rdps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3.175cm" svg:height="1.27cm" svg:x="11.16cm" svg:y="12.43cm">
          <text:p text:style-name="P2">rdpd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7" draw:layer="layout" svg:width="3.175cm" svg:height="1.27cm" svg:x="15.605cm" svg:y="12.43cm">
          <text:p text:style-name="P2">clipd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Radial_20_red_2f_yellow" draw:display-name="Radial red/yellow" draw:style="radial" draw:cx="50%" draw:cy="50%" draw:start-color="#ff3333" draw:end-color="#e6ff00" draw:start-intensity="100%" draw:end-intensity="1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gradient-name="Radial_20_red_2f_yellow" draw:fill-hatch-name="Blue_20_Crossed_20_0_20_Degrees" draw:fill-image-name="Fiery" draw:textarea-horizontal-align="justify" draw:textarea-vertical-align="middle" draw:auto-grow-height="false"/>
    </style:style>
    <style:style style:name="gr2" style:family="graphic" style:parent-style-name="standard">
      <style:graphic-properties draw:fill="gradient" draw:fill-gradient-name="Radial_20_red_2f_yellow" draw:textarea-horizontal-align="justify" draw:textarea-vertical-align="middle" draw:auto-grow-height="fals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fo:min-height="1.905cm"/>
    </style:style>
    <style:style style:name="gr5" style:family="graphic" style:parent-style-name="standard">
      <style:graphic-properties draw:stroke="none" svg:stroke-color="#000000" draw:fill="none" draw:fill-color="#ffffff" fo:min-height="1.27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text-properties fo:font-size="14pt" style:font-size-asian="14pt" style:font-size-complex="14pt"/>
    </style:style>
    <style:style style:name="P5" style:family="paragraph">
      <style:text-properties fo:font-weight="bold" style:font-weight-asian="bold" style:font-weight-complex="bold"/>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2" draw:layer="layout" svg:width="3.81cm" svg:height="1.905cm" svg:x="2.905cm" svg:y="12.18cm">
          <text:p text:style-name="P1">scan c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6.35cm" svg:height="1.905cm" svg:x="1.635cm" svg:y="7.735cm">
          <text:p text:style-name="P1">virtual key c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5.08cm" svg:height="1.905cm" svg:x="2.27cm" svg:y="3.29cm">
          <text:p text:style-name="P1">outpu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4.81cm" svg:y1="12.18cm" svg:x2="4.81cm" svg:y2="9.64cm">
          <text:p text:style-name="P3"/>
        </draw:line>
        <draw:line draw:style-name="gr3" draw:text-style-name="P2" draw:layer="layout" svg:x1="4.81cm" svg:y1="7.735cm" svg:x2="4.81cm" svg:y2="5.195cm">
          <text:p text:style-name="P3"/>
        </draw:line>
        <draw:frame draw:style-name="gr4" draw:text-style-name="P4" draw:layer="layout" svg:width="5.715cm" svg:height="2.155cm" svg:x="8.62cm" svg:y="12.18cm">
          <draw:text-box>
            <text:p text:style-name="P3"><text:span text:style-name="T1">Hardware-specific code that corresponds to a physical keyboard key</text:span></text:p>
          </draw:text-box>
        </draw:frame>
        <draw:frame draw:style-name="gr4" draw:text-style-name="P4" draw:layer="layout" svg:width="6.35cm" svg:height="2.155cm" svg:x="8.62cm" svg:y="7.735cm">
          <draw:text-box>
            <text:p text:style-name="P3"><text:span text:style-name="T1">Hardware independent key code that is consistent across systems</text:span></text:p>
          </draw:text-box>
        </draw:frame>
        <draw:frame draw:style-name="gr4" draw:text-style-name="P4" draw:layer="layout" svg:width="7.62cm" svg:height="2.155cm" svg:x="8.62cm" svg:y="3.29cm">
          <draw:text-box>
            <text:p text:style-name="P3"><text:span text:style-name="T1">Character resulting from the conversion of keystrokes according to a keyboard layout</text:span></text:p>
          </draw:text-box>
        </draw:frame>
        <draw:frame draw:style-name="gr5" draw:text-style-name="P4" draw:layer="layout" svg:width="10.16cm" svg:height="1.52cm" svg:x="5.445cm" svg:y="5.83cm">
          <draw:text-box>
            <text:p text:style-name="P3"><text:span text:style-name="T1">Conversion of keystrokes to characters using a keyboard layout</text:span></text:p>
          </draw:text-box>
        </draw:frame>
        <draw:frame draw:style-name="gr5" draw:text-style-name="P4" draw:layer="layout" svg:width="10.16cm" svg:height="1.52cm" svg:x="5.445cm" svg:y="10.275cm">
          <draw:text-box>
            <text:p text:style-name="P3"><text:span text:style-name="T1">Translation of scan codes to consistent and hardware independent key codes</text:span></text:p>
          </draw:text-box>
        </draw:frame>
        <draw:frame draw:style-name="gr5" draw:text-style-name="P5" draw:layer="layout" svg:width="8.89cm" svg:height="1.52cm" svg:x="4.81cm" svg:y="1.385cm">
          <draw:text-box>
            <text:p text:style-name="P3"><text:span text:style-name="T2">Keyboard Input (Windows)</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gradient draw:name="Radial_20_red_2f_yellow" draw:display-name="Radial red/yellow" draw:style="radial" draw:cx="50%" draw:cy="50%" draw:start-color="#ff3333" draw:end-color="#e6ff00" draw:start-intensity="100%" draw:end-intensity="100%" draw:border="0%"/>
    <draw:hatch draw:name="Blue_20_Crossed_20_0_20_Degrees" draw:display-name="Blue Crossed 0 Degrees" draw:style="double" draw:color="#000080" draw:distance="0.076cm" draw:rotation="90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Fiery" xlink:href="Pictures/100000000000005E0000005EB1FC5BD3.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05cm" draw:marker-start-center="false" draw:marker-end-width="0.305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gradient-name="Radial_20_red_2f_yellow" draw:fill-hatch-name="Blue_20_Crossed_20_0_20_Degrees" draw:fill-image-name="Fiery" draw:textarea-horizontal-align="justify" draw:textarea-vertical-align="middle" draw:auto-grow-height="false"/>
    </style:style>
    <style:style style:name="gr2" style:family="graphic" style:parent-style-name="standard">
      <style:graphic-properties draw:fill="gradient" draw:fill-gradient-name="Radial_20_red_2f_yellow" draw:textarea-horizontal-align="justify" draw:textarea-vertical-align="middle" draw:auto-grow-height="fals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fo:min-height="1.905cm"/>
    </style:style>
    <style:style style:name="gr5" style:family="graphic" style:parent-style-name="standard">
      <style:graphic-properties draw:stroke="none" svg:stroke-color="#000000" draw:fill="none" draw:fill-color="#ffffff" fo:min-height="1.27cm"/>
    </style:style>
    <style:style style:name="gr6" style:family="graphic" style:parent-style-name="standard">
      <style:graphic-properties draw:stroke="none" svg:stroke-color="#000000" draw:fill="none" draw:fill-color="#ffffff" fo:min-height="0.635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text-properties fo:font-size="14pt" style:font-size-asian="14pt" style:font-size-complex="14pt"/>
    </style:style>
    <style:style style:name="P5" style:family="paragraph">
      <style:paragraph-properties fo:margin-left="0cm" fo:margin-right="0cm" fo:text-indent="0cm"/>
      <style:text-properties fo:font-size="14pt" style:font-size-asian="14pt" style:font-size-complex="14pt"/>
    </style:style>
    <style:style style:name="P6" style:family="paragraph">
      <style:text-properties fo:font-weight="bold" style:font-weight-asian="bold" style:font-weight-complex="bold"/>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2" draw:layer="layout" svg:width="3.81cm" svg:height="1.905cm" svg:x="2.905cm" svg:y="16.875cm">
          <text:p text:style-name="P1">keyc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6.35cm" svg:height="1.905cm" svg:x="1.635cm" svg:y="12.43cm">
          <text:p text:style-name="P1">symbolic key c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5.08cm" svg:height="1.905cm" svg:x="2.27cm" svg:y="7.985cm">
          <text:p text:style-name="P1">keysym</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4.81cm" svg:y1="16.875cm" svg:x2="4.81cm" svg:y2="14.335cm">
          <text:p text:style-name="P3"/>
        </draw:line>
        <draw:line draw:style-name="gr3" draw:text-style-name="P2" draw:layer="layout" svg:x1="4.81cm" svg:y1="12.43cm" svg:x2="4.81cm" svg:y2="9.89cm">
          <text:p text:style-name="P3"/>
        </draw:line>
        <draw:frame draw:style-name="gr4" draw:text-style-name="P4" draw:layer="layout" svg:width="8.255cm" svg:height="2.155cm" svg:x="8.62cm" svg:y="16.875cm">
          <draw:text-box>
            <text:p text:style-name="P3"><text:span text:style-name="T1">Hardware-specific code that corresponds to a physical keyboard key (synonym for scan code)</text:span></text:p>
          </draw:text-box>
        </draw:frame>
        <draw:frame draw:style-name="gr4" draw:text-style-name="P4" draw:layer="layout" svg:width="6.35cm" svg:height="2.155cm" svg:x="8.62cm" svg:y="12.43cm">
          <draw:text-box>
            <text:p text:style-name="P3"><text:span text:style-name="T1">Hardware independent key code that is consistent across systems</text:span></text:p>
          </draw:text-box>
        </draw:frame>
        <draw:frame draw:style-name="gr5" draw:text-style-name="P5" draw:layer="layout" svg:width="7.62cm" svg:height="1.52cm" svg:x="8.62cm" svg:y="8.37cm">
          <draw:text-box>
            <text:p text:style-name="P3"><text:span text:style-name="T1">Key symbols corresponding to characters or special keys</text:span></text:p>
          </draw:text-box>
        </draw:frame>
        <draw:frame draw:style-name="gr6" draw:text-style-name="P5" draw:layer="layout" svg:width="8.255cm" svg:height="1.361cm" svg:x="6.08cm" svg:y="10.525cm">
          <draw:text-box>
            <text:p text:style-name="P3"><text:span text:style-name="T1">Conversion of keystrokes to key symbols (keysym)</text:span></text:p>
          </draw:text-box>
        </draw:frame>
        <draw:frame draw:style-name="gr5" draw:text-style-name="P4" draw:layer="layout" svg:width="10.16cm" svg:height="1.52cm" svg:x="6.08cm" svg:y="14.97cm">
          <draw:text-box>
            <text:p text:style-name="P3"><text:span text:style-name="T1">Translation of scan codes to consistent and hardware independent key codes</text:span></text:p>
          </draw:text-box>
        </draw:frame>
        <draw:frame draw:style-name="gr5" draw:text-style-name="P6" draw:layer="layout" svg:width="9.525cm" svg:height="1.52cm" svg:x="4.175cm" svg:y="1.385cm">
          <draw:text-box>
            <text:p text:style-name="P3"><text:span text:style-name="T2">Keyboard Input (X11 + XKB)</text:span></text:p>
          </draw:text-box>
        </draw:frame>
        <draw:custom-shape draw:style-name="gr2" draw:text-style-name="P2" draw:layer="layout" svg:width="5.08cm" svg:height="1.905cm" svg:x="2.27cm" svg:y="3.54cm">
          <text:p text:style-name="P1">outpu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4.81cm" svg:y1="7.985cm" svg:x2="4.81cm" svg:y2="5.445cm">
          <text:p text:style-name="P3"/>
        </draw:line>
        <draw:frame draw:style-name="gr6" draw:text-style-name="P5" draw:layer="layout" svg:width="6.35cm" svg:height="0.885cm" svg:x="8.62cm" svg:y="3.925cm">
          <draw:text-box>
            <text:p text:style-name="P3"><text:span text:style-name="T1">Character or action taken</text:span></text:p>
          </draw:text-box>
        </draw:frame>
        <draw:frame draw:style-name="gr5" draw:text-style-name="P5" draw:layer="layout" svg:width="8.255cm" svg:height="1.52cm" svg:x="6.08cm" svg:y="6.08cm">
          <draw:text-box>
            <text:p text:style-name="P3"><text:span text:style-name="T1">The receiving X11 program decides what to do with the keysym </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gradient draw:name="Radial_20_red_2f_yellow" draw:display-name="Radial red/yellow" draw:style="radial" draw:cx="50%" draw:cy="50%" draw:start-color="#ff3333" draw:end-color="#e6ff00" draw:start-intensity="100%" draw:end-intensity="100%" draw:border="0%"/>
    <draw:hatch draw:name="Blue_20_Crossed_20_0_20_Degrees" draw:display-name="Blue Crossed 0 Degrees" draw:style="double" draw:color="#000080" draw:distance="0.076cm" draw:rotation="90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Fiery" xlink:href="Pictures/100000000000005E0000005EB1FC5BD3.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05cm" draw:marker-start-center="false" draw:marker-end-width="0.305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gradient-name="Radial_20_red_2f_yellow" draw:fill-hatch-name="Blue_20_Crossed_20_0_20_Degrees" draw:fill-image-name="Fiery" draw:textarea-horizontal-align="justify" draw:textarea-vertical-align="middle" draw:auto-grow-height="false"/>
    </style:style>
    <style:style style:name="gr2" style:family="graphic" style:parent-style-name="standard">
      <style:graphic-properties draw:fill="gradient" draw:fill-gradient-name="Radial_20_red_2f_yellow" draw:textarea-horizontal-align="justify" draw:textarea-vertical-align="middle" draw:auto-grow-height="fals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fo:min-height="1.905cm"/>
    </style:style>
    <style:style style:name="gr5" style:family="graphic" style:parent-style-name="standard">
      <style:graphic-properties draw:stroke="none" svg:stroke-color="#000000" draw:fill="none" draw:fill-color="#ffffff" fo:min-height="1.27cm"/>
    </style:style>
    <style:style style:name="gr6" style:family="graphic" style:parent-style-name="standard">
      <style:graphic-properties draw:stroke="none" svg:stroke-color="#000000" draw:fill="none" draw:fill-color="#ffffff" fo:min-height="0.635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text-properties fo:font-size="14pt" style:font-size-asian="14pt" style:font-size-complex="14pt"/>
    </style:style>
    <style:style style:name="P5" style:family="paragraph">
      <style:paragraph-properties fo:margin-left="0cm" fo:margin-right="0cm" fo:text-indent="0cm"/>
      <style:text-properties fo:font-size="14pt" style:font-size-asian="14pt" style:font-size-complex="14pt"/>
    </style:style>
    <style:style style:name="P6" style:family="paragraph">
      <style:text-properties fo:font-weight="bold" style:font-weight-asian="bold" style:font-weight-complex="bold"/>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2" draw:layer="layout" svg:width="3.81cm" svg:height="1.905cm" svg:x="2.905cm" svg:y="16.875cm">
          <text:p text:style-name="P1">keyc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6.35cm" svg:height="1.905cm" svg:x="1.635cm" svg:y="12.43cm">
          <text:p text:style-name="P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5.08cm" svg:height="1.905cm" svg:x="2.27cm" svg:y="7.985cm">
          <text:p text:style-name="P1">keysym</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4.81cm" svg:y1="16.875cm" svg:x2="4.81cm" svg:y2="14.335cm">
          <text:p text:style-name="P3"/>
        </draw:line>
        <draw:line draw:style-name="gr3" draw:text-style-name="P2" draw:layer="layout" svg:x1="4.81cm" svg:y1="12.43cm" svg:x2="4.81cm" svg:y2="9.89cm">
          <text:p text:style-name="P3"/>
        </draw:line>
        <draw:frame draw:style-name="gr4" draw:text-style-name="P4" draw:layer="layout" svg:width="7.62cm" svg:height="3.026cm" svg:x="8.62cm" svg:y="11.944cm">
          <draw:text-box>
            <text:p text:style-name="P3"><text:span text:style-name="T1">XKB unaware systems either have no intermediate step, or use another mechanism, often leading to limited support of keyboard layouts</text:span></text:p>
          </draw:text-box>
        </draw:frame>
        <draw:frame draw:style-name="gr5" draw:text-style-name="P5" draw:layer="layout" svg:width="7.62cm" svg:height="1.52cm" svg:x="8.62cm" svg:y="8.37cm">
          <draw:text-box>
            <text:p text:style-name="P3"><text:span text:style-name="T1">Key symbols corresponding to characters or special keys</text:span></text:p>
          </draw:text-box>
        </draw:frame>
        <draw:frame draw:style-name="gr5" draw:text-style-name="P6" draw:layer="layout" svg:width="11.43cm" svg:height="1.52cm" svg:x="3.54cm" svg:y="1.385cm">
          <draw:text-box>
            <text:p text:style-name="P3"><text:span text:style-name="T2">Keyboard Input (X11 without XKB)</text:span></text:p>
          </draw:text-box>
        </draw:frame>
        <draw:custom-shape draw:style-name="gr2" draw:text-style-name="P2" draw:layer="layout" svg:width="5.08cm" svg:height="1.905cm" svg:x="2.27cm" svg:y="3.54cm">
          <text:p text:style-name="P1">outpu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4.81cm" svg:y1="7.985cm" svg:x2="4.81cm" svg:y2="5.445cm">
          <text:p text:style-name="P3"/>
        </draw:line>
        <draw:frame draw:style-name="gr6" draw:text-style-name="P5" draw:layer="layout" svg:width="6.35cm" svg:height="0.885cm" svg:x="8.62cm" svg:y="3.925cm">
          <draw:text-box>
            <text:p text:style-name="P3"><text:span text:style-name="T1">Character or action taken</text:span></text:p>
          </draw:text-box>
        </draw:frame>
        <draw:frame draw:style-name="gr5" draw:text-style-name="P5" draw:layer="layout" svg:width="8.255cm" svg:height="1.52cm" svg:x="6.08cm" svg:y="6.08cm">
          <draw:text-box>
            <text:p text:style-name="P3"><text:span text:style-name="T1">The receiving X11 program decides what to do with the keysym </text:span></text:p>
          </draw:text-box>
        </draw:frame>
        <draw:frame draw:style-name="gr4" draw:text-style-name="P4" draw:layer="layout" svg:width="8.255cm" svg:height="2.155cm" svg:x="8.62cm" svg:y="16.875cm">
          <draw:text-box>
            <text:p text:style-name="P3"><text:span text:style-name="T1">Hardware-specific code that corresponds to a physical keyboard key (synonym for scan code)</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gradient draw:name="Radial_20_red_2f_yellow" draw:display-name="Radial red/yellow" draw:style="radial" draw:cx="50%" draw:cy="50%" draw:start-color="#ff3333" draw:end-color="#e6ff00" draw:start-intensity="100%" draw:end-intensity="100%" draw:border="0%"/>
    <draw:hatch draw:name="Blue_20_Crossed_20_0_20_Degrees" draw:display-name="Blue Crossed 0 Degrees" draw:style="double" draw:color="#000080" draw:distance="0.076cm" draw:rotation="90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Fiery" xlink:href="Pictures/100000000000005E0000005EB1FC5BD3.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05cm" draw:marker-start-center="false" draw:marker-end-width="0.305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